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63BF812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56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25cm"/>
    </style:style>
    <style:style style:name="pr1" style:family="presentation" style:parent-style-name="vihree2-title">
      <style:graphic-properties svg:stroke-color="#000000" fo:min-height="3.256cm"/>
    </style:style>
    <style:style style:name="pr2" style:family="presentation" style:parent-style-name="vihree2-notes">
      <style:graphic-properties draw:fill-color="#ffffff" fo:min-height="13.114cm"/>
    </style:style>
    <style:style style:name="pr3" style:family="presentation" style:parent-style-name="vihree2-title">
      <style:graphic-properties draw:auto-grow-height="true" fo:min-height="3.507cm"/>
    </style:style>
    <style:style style:name="pr4" style:family="presentation" style:parent-style-name="vihree2-outline1">
      <style:graphic-properties draw:auto-grow-height="true" fo:min-height="13.86cm"/>
    </style:style>
    <style:style style:name="pr5" style:family="presentation" style:parent-style-name="vihree2-notes">
      <style:graphic-properties draw:fill-color="#ffffff" draw:auto-grow-height="true" fo:min-height="13.365cm"/>
    </style:style>
    <style:style style:name="pr6" style:family="presentation" style:parent-style-name="vihree2-title">
      <style:graphic-properties fo:min-height="3.256cm"/>
    </style:style>
    <style:style style:name="pr7" style:family="presentation" style:parent-style-name="vihree2-outline1">
      <style:graphic-properties fo:min-height="13.60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60pt" style:font-size-asian="60pt" style:font-size-complex="60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 fo:font-size="28pt" style:font-size-asian="28pt" style:font-size-complex="28pt"/>
    </style:style>
    <style:style style:name="P5" style:family="paragraph">
      <style:paragraph-properties fo:margin-left="0.048cm" fo:margin-right="0cm" fo:text-indent="0cm"/>
    </style:style>
    <style:style style:name="P6" style:family="paragraph">
      <style:paragraph-properties fo:margin-left="0.6cm" fo:margin-right="0cm" fo:text-indent="-0.6cm"/>
    </style:style>
    <style:style style:name="P7" style:family="paragraph">
      <style:text-properties fo:color="#ffffff" fo:font-size="48pt" style:font-size-asian="48pt" style:font-size-complex="48pt"/>
    </style:style>
    <style:style style:name="P8" style:family="paragraph">
      <style:text-properties fo:font-size="20pt"/>
    </style:style>
    <style:style style:name="P9" style:family="paragraph">
      <style:text-properties fo:color="#ffffff" fo:font-size="80pt" style:font-size-asian="80pt" style:font-size-complex="80pt"/>
    </style:style>
    <style:style style:name="P10" style:family="paragraph">
      <style:text-properties fo:color="#ffffff" fo:font-size="32pt" style:font-size-asian="32pt" style:font-size-complex="32pt"/>
    </style:style>
    <style:style style:name="P11" style:family="paragraph">
      <style:text-properties fo:color="#ffffff" fo:font-size="40pt" style:font-size-asian="40pt" style:font-size-complex="40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paragraph-properties fo:margin-left="0.629cm" fo:margin-right="0cm" fo:text-indent="0cm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color="#c5000b" fo:font-size="48pt" fo:font-weight="normal" style:font-size-asian="48pt" style:font-weight-asian="normal" style:font-size-complex="48pt" style:font-weight-complex="normal"/>
    </style:style>
    <style:style style:name="T4" style:family="text">
      <style:text-properties fo:color="#ffffff" fo:font-size="48pt" style:font-size-asian="48pt" style:font-size-complex="48pt"/>
    </style:style>
    <style:style style:name="T5" style:family="text">
      <style:text-properties fo:color="#23ff23" fo:font-size="48pt" style:font-size-asian="48pt" style:font-size-complex="48pt"/>
    </style:style>
    <style:style style:name="T6" style:family="text">
      <style:text-properties fo:color="#ffffff" fo:font-size="80pt" style:font-size-asian="80pt" style:font-size-complex="80pt"/>
    </style:style>
    <style:style style:name="T7" style:family="text">
      <style:text-properties fo:color="#ffffff" fo:font-size="32pt" style:font-size-asian="32pt" style:font-size-complex="32pt"/>
    </style:style>
    <style:style style:name="T8" style:family="text">
      <style:text-properties fo:color="#3deb3d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color="#ffffff" fo:font-size="40pt" style:font-size-asian="40pt" style:font-size-complex="40pt"/>
    </style:style>
    <style:style style:name="T10" style:family="text">
      <style:text-properties fo:color="#ffffff" fo:font-size="36pt" style:font-size-asian="36pt" style:font-size-complex="36pt"/>
    </style:style>
    <style:style style:name="T11" style:family="text">
      <style:text-properties fo:font-family="'Nimbus Roman No9 L'" style:font-style-name="Regular" style:font-family-generic="roman" style:font-family-asian="'Nimbus Roman No9 L'" style:font-style-name-asian="Regular" style:font-family-generic-asian="roman" style:font-family-complex="'Nimbus Roman No9 L'" style:font-style-name-complex="Regular" style:font-family-generic-complex="roma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71cm" text:min-label-width="0.92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业精于勤 有容乃大</presentation:footer-decl>
      <presentation:date-time-decl presentation:name="dtd1" presentation:source="current-date" style:data-style-name="D3"/>
      <draw:page draw:name="page1" draw:style-name="dp1" draw:master-page-name="vihree2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5cm" svg:y="7cm" presentation:class="title" presentation:user-transformed="true">
          <draw:text-box>
            <text:p text:style-name="P1"><text:span text:style-name="T1">2010 </text:span><text:span text:style-name="T1">复赛 小红帽</text:span></text:p>
          </draw:text-box>
        </draw:frame>
        <draw:frame draw:style-name="gr1" draw:text-style-name="P4" draw:layer="layout" svg:width="21.6cm" svg:height="2.499cm" svg:x="2.5cm" svg:y="12.5cm">
          <draw:text-box>
            <text:p text:style-name="P3"><text:span text:style-name="T2">FHOI </text:span><text:span text:style-name="T2">马利</text:span></text:p>
            <text:p text:style-name="P3"><text:span text:style-name="T2">Blog: </text:span><text:span text:style-name="T2"><text:a xlink:href="http://www.richardma.org/">http://www.richardma.org/</text:a>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vihree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301cm" svg:y="0.494cm" presentation:class="title" presentation:user-transformed="true">
          <draw:text-box>
            <text:p>小红帽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 text:style-name="P5">有一群喜欢带小红帽的小猫咪举行了一场别开生面的聚会，然而某些小猫咪的帽子上被涂上了大灰狼的图标，可是每只小猫咪看不到自己头上的帽子有没有被涂，它们只能看到其他猫咪头上的帽子是不是大灰狼的图案，现在告诉你每只猫咪看到的别人头上大灰狼帽子的数量，聪明的你啊，能不能判断出来一共有多少个人头上被涂了可恶的大灰狼呢，当然如果你发现有些猫咪撒谎的话，就直接输出-1吧。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vihree2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301cm" svg:y="0.619cm" presentation:class="title">
          <draw:text-box>
            <text:p>一只狼的情况</text:p>
          </draw:text-box>
        </draw:frame>
        <draw:custom-shape draw:style-name="gr3" draw:text-style-name="P1" draw:layer="layout" svg:width="2cm" svg:height="2cm" svg:x="10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15.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13.5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8.5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6.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12.356cm" svg:height="4.189cm" svg:x="14.365cm" svg:y="5.5cm">
          <draw:text-box>
            <text:p><text:span text:style-name="T3">红点</text:span><text:span text:style-name="T4">代表大灰狼</text:span></text:p>
            <text:p><text:span text:style-name="T5">绿点</text:span><text:span text:style-name="T4">代表猫咪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vihree2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301cm" svg:y="0.619cm" presentation:class="title">
          <draw:text-box>
            <text:p>一只狼的情况</text:p>
          </draw:text-box>
        </draw:frame>
        <draw:custom-shape draw:style-name="gr3" draw:text-style-name="P1" xml:id="id1" draw:id="id1" draw:layer="layout" svg:width="2cm" svg:height="2cm" svg:x="10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2cm" svg:height="2cm" svg:x="15.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2cm" svg:height="2cm" svg:x="13.5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2cm" svg:height="2cm" svg:x="8.5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2cm" svg:height="2cm" svg:x="6.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1.707cm" svg:y1="7.207cm" svg:x2="15.793cm" svg:y2="11.293cm" draw:start-shape="id1" draw:start-glue-point="9" draw:end-shape="id2" draw:end-glue-point="5" svg:d="m11707 7207 4086 4086">
          <text:p/>
        </draw:connector>
        <draw:connector draw:style-name="gr6" draw:text-style-name="P1" draw:layer="layout" draw:type="line" svg:x1="8.5cm" svg:y1="10.5cm" svg:x2="15.5cm" svg:y2="12cm" draw:start-shape="id3" draw:start-glue-point="10" draw:end-shape="id2" draw:end-glue-point="6" svg:d="m8500 10500 7000 1500">
          <text:p/>
        </draw:connector>
        <draw:connector draw:style-name="gr6" draw:text-style-name="P1" draw:layer="layout" draw:type="line" svg:x1="10.5cm" svg:y1="15.5cm" svg:x2="15.793cm" svg:y2="12.707cm" draw:start-shape="id4" draw:start-glue-point="10" draw:end-shape="id2" draw:end-glue-point="7" svg:d="m10500 15500 5293-2793">
          <text:p/>
        </draw:connector>
        <draw:connector draw:style-name="gr6" draw:text-style-name="P1" draw:layer="layout" draw:type="line" svg:x1="14.5cm" svg:y1="17cm" svg:x2="16.5cm" svg:y2="13cm" draw:start-shape="id5" draw:start-glue-point="4" draw:end-shape="id2" draw:end-glue-point="8" svg:d="m14500 17000 2000-4000">
          <text:p/>
        </draw:connecto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2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vihree2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301cm" svg:y="0.619cm" presentation:class="title">
          <draw:text-box>
            <text:p>一只狼的情况</text:p>
          </draw:text-box>
        </draw:frame>
        <draw:custom-shape draw:style-name="gr3" draw:text-style-name="P1" xml:id="id6" draw:id="id6" draw:layer="layout" svg:width="2cm" svg:height="2cm" svg:x="10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7" draw:id="id7" draw:layer="layout" svg:width="2cm" svg:height="2cm" svg:x="15.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2cm" svg:height="2cm" svg:x="13.5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2cm" svg:height="2cm" svg:x="8.5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2cm" svg:height="2cm" svg:x="6.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1.707cm" svg:y1="7.207cm" svg:x2="15.793cm" svg:y2="11.293cm" draw:start-shape="id6" draw:start-glue-point="9" draw:end-shape="id7" draw:end-glue-point="5" svg:d="m11707 7207 4086 4086">
          <text:p/>
        </draw:connector>
        <draw:connector draw:style-name="gr6" draw:text-style-name="P1" draw:layer="layout" draw:type="line" svg:x1="8.5cm" svg:y1="10.5cm" svg:x2="15.5cm" svg:y2="12cm" draw:start-shape="id8" draw:start-glue-point="10" draw:end-shape="id7" draw:end-glue-point="6" svg:d="m8500 10500 7000 1500">
          <text:p/>
        </draw:connector>
        <draw:connector draw:style-name="gr6" draw:text-style-name="P1" draw:layer="layout" draw:type="line" svg:x1="10.5cm" svg:y1="15.5cm" svg:x2="15.793cm" svg:y2="12.707cm" draw:start-shape="id9" draw:start-glue-point="10" draw:end-shape="id7" draw:end-glue-point="7" svg:d="m10500 15500 5293-2793">
          <text:p/>
        </draw:connector>
        <draw:connector draw:style-name="gr6" draw:text-style-name="P1" draw:layer="layout" draw:type="line" svg:x1="14.5cm" svg:y1="17cm" svg:x2="16.5cm" svg:y2="13cm" draw:start-shape="id10" draw:start-glue-point="4" draw:end-shape="id7" draw:end-glue-point="8" svg:d="m14500 17000 2000-4000">
          <text:p/>
        </draw:connector>
        <draw:frame draw:style-name="gr5" draw:text-style-name="P9" draw:layer="layout" svg:width="2.073cm" svg:height="3.405cm" svg:x="7.427cm" svg:y="4.5cm">
          <draw:text-box>
            <text:p><text:span text:style-name="T6">1</text:span></text:p>
          </draw:text-box>
        </draw:frame>
        <draw:frame draw:style-name="gr5" draw:text-style-name="P9" draw:layer="layout" svg:width="2.073cm" svg:height="3.405cm" svg:x="17.927cm" svg:y="10.095cm">
          <draw:text-box>
            <text:p><text:span text:style-name="T6">0</text:span></text:p>
          </draw:text-box>
        </draw:frame>
        <draw:frame draw:style-name="gr5" draw:text-style-name="P9" draw:layer="layout" svg:width="2.073cm" svg:height="3.405cm" svg:x="11.427cm" svg:y="16cm">
          <draw:text-box>
            <text:p><text:span text:style-name="T6">1</text:span></text:p>
          </draw:text-box>
        </draw:frame>
        <draw:frame draw:style-name="gr5" draw:text-style-name="P9" draw:layer="layout" svg:width="2.073cm" svg:height="3.405cm" svg:x="6cm" svg:y="14.5cm">
          <draw:text-box>
            <text:p><text:span text:style-name="T6">1</text:span></text:p>
          </draw:text-box>
        </draw:frame>
        <draw:frame draw:style-name="gr5" draw:text-style-name="P9" draw:layer="layout" svg:width="2.073cm" svg:height="3.405cm" svg:x="4cm" svg:y="8.595cm">
          <draw:text-box>
            <text:p><text:span text:style-name="T6">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2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vihree2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301cm" svg:y="0.619cm" presentation:class="title">
          <draw:text-box>
            <text:p>一只狼的情况</text:p>
          </draw:text-box>
        </draw:frame>
        <draw:custom-shape draw:style-name="gr3" draw:text-style-name="P1" xml:id="id11" draw:id="id11" draw:layer="layout" svg:width="2cm" svg:height="2cm" svg:x="10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2" draw:id="id12" draw:layer="layout" svg:width="2cm" svg:height="2cm" svg:x="15.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2cm" svg:height="2cm" svg:x="13.5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4" draw:id="id14" draw:layer="layout" svg:width="2cm" svg:height="2cm" svg:x="8.5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3" draw:id="id13" draw:layer="layout" svg:width="2cm" svg:height="2cm" svg:x="6.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1.707cm" svg:y1="7.207cm" svg:x2="15.793cm" svg:y2="11.293cm" draw:start-shape="id11" draw:start-glue-point="9" draw:end-shape="id12" draw:end-glue-point="5" svg:d="m11707 7207 4086 4086">
          <text:p/>
        </draw:connector>
        <draw:connector draw:style-name="gr6" draw:text-style-name="P1" draw:layer="layout" draw:type="line" svg:x1="8.5cm" svg:y1="10.5cm" svg:x2="15.5cm" svg:y2="12cm" draw:start-shape="id13" draw:start-glue-point="10" draw:end-shape="id12" draw:end-glue-point="6" svg:d="m8500 10500 7000 1500">
          <text:p/>
        </draw:connector>
        <draw:connector draw:style-name="gr6" draw:text-style-name="P1" draw:layer="layout" draw:type="line" svg:x1="10.5cm" svg:y1="15.5cm" svg:x2="15.793cm" svg:y2="12.707cm" draw:start-shape="id14" draw:start-glue-point="10" draw:end-shape="id12" draw:end-glue-point="7" svg:d="m10500 15500 5293-2793">
          <text:p/>
        </draw:connector>
        <draw:connector draw:style-name="gr6" draw:text-style-name="P1" draw:layer="layout" draw:type="line" svg:x1="14.5cm" svg:y1="17cm" svg:x2="16.5cm" svg:y2="13cm" draw:start-shape="id15" draw:start-glue-point="4" draw:end-shape="id12" draw:end-glue-point="8" svg:d="m14500 17000 2000-4000">
          <text:p/>
        </draw:connector>
        <draw:frame draw:style-name="gr5" draw:text-style-name="P9" draw:layer="layout" svg:width="2.073cm" svg:height="3.405cm" svg:x="7.427cm" svg:y="4.5cm">
          <draw:text-box>
            <text:p><text:span text:style-name="T6">1</text:span></text:p>
          </draw:text-box>
        </draw:frame>
        <draw:frame draw:style-name="gr5" draw:text-style-name="P9" draw:layer="layout" svg:width="2.073cm" svg:height="3.405cm" svg:x="17.927cm" svg:y="10.095cm">
          <draw:text-box>
            <text:p><text:span text:style-name="T6">0</text:span></text:p>
          </draw:text-box>
        </draw:frame>
        <draw:frame draw:style-name="gr5" draw:text-style-name="P9" draw:layer="layout" svg:width="2.073cm" svg:height="3.405cm" svg:x="11.427cm" svg:y="16cm">
          <draw:text-box>
            <text:p><text:span text:style-name="T6">1</text:span></text:p>
          </draw:text-box>
        </draw:frame>
        <draw:frame draw:style-name="gr5" draw:text-style-name="P9" draw:layer="layout" svg:width="2.073cm" svg:height="3.405cm" svg:x="6cm" svg:y="14.5cm">
          <draw:text-box>
            <text:p><text:span text:style-name="T6">1</text:span></text:p>
          </draw:text-box>
        </draw:frame>
        <draw:frame draw:style-name="gr5" draw:text-style-name="P9" draw:layer="layout" svg:width="2.073cm" svg:height="3.405cm" svg:x="4cm" svg:y="8.595cm">
          <draw:text-box>
            <text:p><text:span text:style-name="T6">1</text:span></text:p>
          </draw:text-box>
        </draw:frame>
        <draw:frame draw:style-name="gr7" draw:text-style-name="P10" draw:layer="layout" svg:width="14.566cm" svg:height="4.202cm" svg:x="14.434cm" svg:y="5.798cm">
          <draw:text-box>
            <text:p><text:span text:style-name="T7">它被</text:span><text:span text:style-name="T8">其他</text:span><text:span text:style-name="T7">所有人都看到了，</text:span></text:p>
            <text:p><text:span text:style-name="T7">每个人数一次，</text:span></text:p>
            <text:p><text:span text:style-name="T7">被重复数了</text:span><text:span text:style-name="T7">4</text:span><text:span text:style-name="T7">次。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2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vihree2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301cm" svg:y="0.619cm" presentation:class="title">
          <draw:text-box>
            <text:p>一只狼的情况</text:p>
          </draw:text-box>
        </draw:frame>
        <draw:custom-shape draw:style-name="gr3" draw:text-style-name="P1" xml:id="id16" draw:id="id16" draw:layer="layout" svg:width="2cm" svg:height="2cm" svg:x="10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7" draw:id="id17" draw:layer="layout" svg:width="2cm" svg:height="2cm" svg:x="15.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0" draw:id="id20" draw:layer="layout" svg:width="2cm" svg:height="2cm" svg:x="13.5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9" draw:id="id19" draw:layer="layout" svg:width="2cm" svg:height="2cm" svg:x="8.5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8" draw:id="id18" draw:layer="layout" svg:width="2cm" svg:height="2cm" svg:x="6.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1.707cm" svg:y1="7.207cm" svg:x2="15.793cm" svg:y2="11.293cm" draw:start-shape="id16" draw:start-glue-point="9" draw:end-shape="id17" draw:end-glue-point="5" svg:d="m11707 7207 4086 4086">
          <text:p/>
        </draw:connector>
        <draw:connector draw:style-name="gr6" draw:text-style-name="P1" draw:layer="layout" draw:type="line" svg:x1="8.5cm" svg:y1="10.5cm" svg:x2="15.5cm" svg:y2="12cm" draw:start-shape="id18" draw:start-glue-point="10" draw:end-shape="id17" draw:end-glue-point="6" svg:d="m8500 10500 7000 1500">
          <text:p/>
        </draw:connector>
        <draw:connector draw:style-name="gr6" draw:text-style-name="P1" draw:layer="layout" draw:type="line" svg:x1="10.5cm" svg:y1="15.5cm" svg:x2="15.793cm" svg:y2="12.707cm" draw:start-shape="id19" draw:start-glue-point="10" draw:end-shape="id17" draw:end-glue-point="7" svg:d="m10500 15500 5293-2793">
          <text:p/>
        </draw:connector>
        <draw:connector draw:style-name="gr6" draw:text-style-name="P1" draw:layer="layout" draw:type="line" svg:x1="14.5cm" svg:y1="17cm" svg:x2="16.5cm" svg:y2="13cm" draw:start-shape="id20" draw:start-glue-point="4" draw:end-shape="id17" draw:end-glue-point="8" svg:d="m14500 17000 2000-4000">
          <text:p/>
        </draw:connector>
        <draw:frame draw:style-name="gr5" draw:text-style-name="P9" draw:layer="layout" svg:width="2.073cm" svg:height="3.405cm" svg:x="7.427cm" svg:y="4.5cm">
          <draw:text-box>
            <text:p><text:span text:style-name="T6">1</text:span></text:p>
          </draw:text-box>
        </draw:frame>
        <draw:frame draw:style-name="gr5" draw:text-style-name="P9" draw:layer="layout" svg:width="2.073cm" svg:height="3.405cm" svg:x="17.927cm" svg:y="10.095cm">
          <draw:text-box>
            <text:p><text:span text:style-name="T6">0</text:span></text:p>
          </draw:text-box>
        </draw:frame>
        <draw:frame draw:style-name="gr5" draw:text-style-name="P9" draw:layer="layout" svg:width="2.073cm" svg:height="3.405cm" svg:x="11.427cm" svg:y="16cm">
          <draw:text-box>
            <text:p><text:span text:style-name="T6">1</text:span></text:p>
          </draw:text-box>
        </draw:frame>
        <draw:frame draw:style-name="gr5" draw:text-style-name="P9" draw:layer="layout" svg:width="2.073cm" svg:height="3.405cm" svg:x="6cm" svg:y="14.5cm">
          <draw:text-box>
            <text:p><text:span text:style-name="T6">1</text:span></text:p>
          </draw:text-box>
        </draw:frame>
        <draw:frame draw:style-name="gr5" draw:text-style-name="P9" draw:layer="layout" svg:width="2.073cm" svg:height="3.405cm" svg:x="4cm" svg:y="8.595cm">
          <draw:text-box>
            <text:p><text:span text:style-name="T6">1</text:span></text:p>
          </draw:text-box>
        </draw:frame>
        <draw:frame draw:style-name="gr5" draw:text-style-name="P11" draw:layer="layout" svg:width="13.189cm" svg:height="5.18cm" svg:x="14.811cm" svg:y="5cm">
          <draw:text-box>
            <text:p><text:span text:style-name="T9">这只狼被除了它自己</text:span></text:p>
            <text:p><text:span text:style-name="T9">以外的所有人都看到</text:span></text:p>
            <text:p><text:span text:style-name="T9">了一次。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2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vihree2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301cm" svg:y="0.619cm" presentation:class="title">
          <draw:text-box>
            <text:p>一只狼的情况</text:p>
          </draw:text-box>
        </draw:frame>
        <draw:custom-shape draw:style-name="gr3" draw:text-style-name="P1" xml:id="id21" draw:id="id21" draw:layer="layout" svg:width="2cm" svg:height="2cm" svg:x="10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2" draw:id="id22" draw:layer="layout" svg:width="2cm" svg:height="2cm" svg:x="15.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5" draw:id="id25" draw:layer="layout" svg:width="2cm" svg:height="2cm" svg:x="13.5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4" draw:id="id24" draw:layer="layout" svg:width="2cm" svg:height="2cm" svg:x="8.5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3" draw:id="id23" draw:layer="layout" svg:width="2cm" svg:height="2cm" svg:x="6.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1.707cm" svg:y1="7.207cm" svg:x2="15.793cm" svg:y2="11.293cm" draw:start-shape="id21" draw:start-glue-point="9" draw:end-shape="id22" draw:end-glue-point="5" svg:d="m11707 7207 4086 4086">
          <text:p/>
        </draw:connector>
        <draw:connector draw:style-name="gr6" draw:text-style-name="P1" draw:layer="layout" draw:type="line" svg:x1="8.5cm" svg:y1="10.5cm" svg:x2="15.5cm" svg:y2="12cm" draw:start-shape="id23" draw:start-glue-point="10" draw:end-shape="id22" draw:end-glue-point="6" svg:d="m8500 10500 7000 1500">
          <text:p/>
        </draw:connector>
        <draw:connector draw:style-name="gr6" draw:text-style-name="P1" draw:layer="layout" draw:type="line" svg:x1="10.5cm" svg:y1="15.5cm" svg:x2="15.793cm" svg:y2="12.707cm" draw:start-shape="id24" draw:start-glue-point="10" draw:end-shape="id22" draw:end-glue-point="7" svg:d="m10500 15500 5293-2793">
          <text:p/>
        </draw:connector>
        <draw:connector draw:style-name="gr6" draw:text-style-name="P1" draw:layer="layout" draw:type="line" svg:x1="14.5cm" svg:y1="17cm" svg:x2="16.5cm" svg:y2="13cm" draw:start-shape="id25" draw:start-glue-point="4" draw:end-shape="id22" draw:end-glue-point="8" svg:d="m14500 17000 2000-4000">
          <text:p/>
        </draw:connector>
        <draw:frame draw:style-name="gr5" draw:text-style-name="P9" draw:layer="layout" svg:width="2.073cm" svg:height="3.405cm" svg:x="7.427cm" svg:y="4.5cm">
          <draw:text-box>
            <text:p><text:span text:style-name="T6">1</text:span></text:p>
          </draw:text-box>
        </draw:frame>
        <draw:frame draw:style-name="gr5" draw:text-style-name="P9" draw:layer="layout" svg:width="2.073cm" svg:height="3.405cm" svg:x="17.927cm" svg:y="10.095cm">
          <draw:text-box>
            <text:p><text:span text:style-name="T6">0</text:span></text:p>
          </draw:text-box>
        </draw:frame>
        <draw:frame draw:style-name="gr5" draw:text-style-name="P9" draw:layer="layout" svg:width="2.073cm" svg:height="3.405cm" svg:x="11.427cm" svg:y="16cm">
          <draw:text-box>
            <text:p><text:span text:style-name="T6">1</text:span></text:p>
          </draw:text-box>
        </draw:frame>
        <draw:frame draw:style-name="gr5" draw:text-style-name="P9" draw:layer="layout" svg:width="2.073cm" svg:height="3.405cm" svg:x="6cm" svg:y="14.5cm">
          <draw:text-box>
            <text:p><text:span text:style-name="T6">1</text:span></text:p>
          </draw:text-box>
        </draw:frame>
        <draw:frame draw:style-name="gr5" draw:text-style-name="P9" draw:layer="layout" svg:width="2.073cm" svg:height="3.405cm" svg:x="4cm" svg:y="8.595cm">
          <draw:text-box>
            <text:p><text:span text:style-name="T6">1</text:span></text:p>
          </draw:text-box>
        </draw:frame>
        <draw:frame draw:style-name="gr5" draw:text-style-name="P11" draw:layer="layout" svg:width="13.189cm" svg:height="5.18cm" svg:x="14.811cm" svg:y="5cm">
          <draw:text-box>
            <text:p><text:span text:style-name="T9">这只狼被除了它自己</text:span></text:p>
            <text:p><text:span text:style-name="T9">以外的所有人都看到</text:span></text:p>
            <text:p><text:span text:style-name="T9">了一次。</text:span></text:p>
          </draw:text-box>
        </draw:frame>
        <draw:frame draw:style-name="gr5" draw:text-style-name="P11" draw:layer="layout" svg:width="7.41cm" svg:height="1.894cm" svg:x="18.09cm" svg:y="15cm">
          <draw:text-box>
            <text:p><text:span text:style-name="T9">总共</text:span><text:span text:style-name="T9">n-1</text:span><text:span text:style-name="T9">次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2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vihree2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301cm" svg:y="0.619cm" presentation:class="title">
          <draw:text-box>
            <text:p>两只狼的情况</text:p>
          </draw:text-box>
        </draw:frame>
        <draw:custom-shape draw:style-name="gr3" draw:text-style-name="P1" xml:id="id26" draw:id="id26" draw:layer="layout" svg:width="2cm" svg:height="2cm" svg:x="10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7" draw:id="id27" draw:layer="layout" svg:width="2cm" svg:height="2cm" svg:x="16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0" draw:id="id30" draw:layer="layout" svg:width="2cm" svg:height="2cm" svg:x="13.5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9" draw:id="id29" draw:layer="layout" svg:width="2cm" svg:height="2cm" svg:x="8.5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8" draw:id="id28" draw:layer="layout" svg:width="2cm" svg:height="2cm" svg:x="6.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1.707cm" svg:y1="7.207cm" svg:x2="16.293cm" svg:y2="7.793cm" draw:start-shape="id26" draw:start-glue-point="9" draw:end-shape="id27" draw:end-glue-point="5" svg:d="m11707 7207 4586 586">
          <text:p/>
        </draw:connector>
        <draw:connector draw:style-name="gr6" draw:text-style-name="P1" draw:layer="layout" draw:type="line" svg:x1="8.5cm" svg:y1="10.5cm" svg:x2="16cm" svg:y2="8.5cm" draw:start-shape="id28" draw:start-glue-point="10" draw:end-shape="id27" draw:end-glue-point="6" svg:d="m8500 10500 7500-2000">
          <text:p/>
        </draw:connector>
        <draw:connector draw:style-name="gr6" draw:text-style-name="P1" draw:layer="layout" draw:type="line" svg:x1="10.5cm" svg:y1="15.5cm" svg:x2="16.293cm" svg:y2="9.207cm" draw:start-shape="id29" draw:start-glue-point="10" draw:end-shape="id27" draw:end-glue-point="7" svg:d="m10500 15500 5793-6293">
          <text:p/>
        </draw:connector>
        <draw:connector draw:style-name="gr6" draw:text-style-name="P1" draw:layer="layout" draw:type="line" svg:x1="14.5cm" svg:y1="17cm" svg:x2="17cm" svg:y2="9.5cm" draw:start-shape="id30" draw:start-glue-point="4" draw:end-shape="id27" draw:end-glue-point="8" svg:d="m14500 17000 2500-7500">
          <text:p/>
        </draw:connector>
        <draw:frame draw:style-name="gr5" draw:text-style-name="P9" draw:layer="layout" svg:width="2.073cm" svg:height="3.405cm" svg:x="7.427cm" svg:y="4.5cm">
          <draw:text-box>
            <text:p><text:span text:style-name="T6">1</text:span></text:p>
          </draw:text-box>
        </draw:frame>
        <draw:frame draw:style-name="gr5" draw:text-style-name="P9" draw:layer="layout" svg:width="2.073cm" svg:height="3.405cm" svg:x="19.5cm" svg:y="12.095cm">
          <draw:text-box>
            <text:p><text:span text:style-name="T6">1</text:span></text:p>
          </draw:text-box>
        </draw:frame>
        <draw:frame draw:style-name="gr5" draw:text-style-name="P9" draw:layer="layout" svg:width="2.073cm" svg:height="3.405cm" svg:x="11.427cm" svg:y="16cm">
          <draw:text-box>
            <text:p><text:span text:style-name="T6">1</text:span></text:p>
          </draw:text-box>
        </draw:frame>
        <draw:frame draw:style-name="gr5" draw:text-style-name="P9" draw:layer="layout" svg:width="2.073cm" svg:height="3.405cm" svg:x="6cm" svg:y="14.5cm">
          <draw:text-box>
            <text:p><text:span text:style-name="T6">1</text:span></text:p>
          </draw:text-box>
        </draw:frame>
        <draw:frame draw:style-name="gr5" draw:text-style-name="P9" draw:layer="layout" svg:width="2.073cm" svg:height="3.405cm" svg:x="4cm" svg:y="8.595cm">
          <draw:text-box>
            <text:p><text:span text:style-name="T6">1</text:span></text:p>
          </draw:text-box>
        </draw:frame>
        <draw:custom-shape draw:style-name="gr4" draw:text-style-name="P1" xml:id="id31" draw:id="id31" draw:layer="layout" svg:width="2cm" svg:height="2cm" svg:x="17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8cm" svg:y1="13cm" svg:x2="17.707cm" svg:y2="9.207cm" draw:start-shape="id31" draw:start-glue-point="4" draw:end-shape="id27" draw:end-glue-point="9" svg:d="m18000 13000-293-3793">
          <text:p/>
        </draw:connector>
        <draw:frame draw:style-name="gr5" draw:text-style-name="P9" draw:layer="layout" svg:width="2.073cm" svg:height="3.405cm" svg:x="18.927cm" svg:y="6.095cm">
          <draw:text-box>
            <text:p><text:span text:style-name="T6">0</text:span></text:p>
          </draw:text-box>
        </draw:frame>
        <draw:frame draw:style-name="gr8" draw:text-style-name="P12" draw:layer="layout" svg:width="6.5cm" svg:height="4.685cm" svg:x="18cm" svg:y="15.5cm">
          <draw:text-box>
            <text:p><text:span text:style-name="T10">这只狼被看到了</text:span><text:span text:style-name="T10">n-1</text:span><text:span text:style-name="T10">次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vihree2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301cm" svg:y="0.619cm" presentation:class="title">
          <draw:text-box>
            <text:p>两只狼的情况</text:p>
          </draw:text-box>
        </draw:frame>
        <draw:custom-shape draw:style-name="gr3" draw:text-style-name="P1" xml:id="id32" draw:id="id32" draw:layer="layout" svg:width="2cm" svg:height="2cm" svg:x="10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7" draw:id="id37" draw:layer="layout" svg:width="2cm" svg:height="2cm" svg:x="16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6" draw:id="id36" draw:layer="layout" svg:width="2cm" svg:height="2cm" svg:x="13.5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5" draw:id="id35" draw:layer="layout" svg:width="2cm" svg:height="2cm" svg:x="8.5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3" draw:id="id33" draw:layer="layout" svg:width="2cm" svg:height="2cm" svg:x="6.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1.707cm" svg:y1="7.207cm" svg:x2="17.655cm" svg:y2="12.748cm" draw:start-shape="id32" draw:start-glue-point="9" svg:d="m11707 7207 5948 5541">
          <text:p/>
        </draw:connector>
        <draw:connector draw:style-name="gr6" draw:text-style-name="P1" draw:layer="layout" draw:type="line" svg:x1="8.5cm" svg:y1="10.5cm" svg:x2="17.293cm" svg:y2="13.293cm" draw:start-shape="id33" draw:start-glue-point="10" draw:end-shape="id34" draw:end-glue-point="5" svg:d="m8500 10500 8793 2793">
          <text:p/>
        </draw:connector>
        <draw:connector draw:style-name="gr6" draw:text-style-name="P1" draw:layer="layout" draw:type="line" svg:x1="10.5cm" svg:y1="15.5cm" svg:x2="17cm" svg:y2="14cm" draw:start-shape="id35" draw:start-glue-point="10" draw:end-shape="id34" draw:end-glue-point="6" svg:d="m10500 15500 6500-1500">
          <text:p/>
        </draw:connector>
        <draw:connector draw:style-name="gr6" draw:text-style-name="P1" draw:layer="layout" draw:type="line" svg:x1="14.5cm" svg:y1="17cm" svg:x2="17.293cm" svg:y2="14.707cm" draw:start-shape="id36" draw:start-glue-point="4" draw:end-shape="id34" draw:end-glue-point="7" svg:d="m14500 17000 2793-2293">
          <text:p/>
        </draw:connector>
        <draw:frame draw:style-name="gr5" draw:text-style-name="P9" draw:layer="layout" svg:width="2.073cm" svg:height="3.405cm" svg:x="7.427cm" svg:y="4.5cm">
          <draw:text-box>
            <text:p><text:span text:style-name="T6">1</text:span></text:p>
          </draw:text-box>
        </draw:frame>
        <draw:frame draw:style-name="gr5" draw:text-style-name="P9" draw:layer="layout" svg:width="2.073cm" svg:height="3.405cm" svg:x="18.927cm" svg:y="6.5cm">
          <draw:text-box>
            <text:p><text:span text:style-name="T6">1</text:span></text:p>
          </draw:text-box>
        </draw:frame>
        <draw:frame draw:style-name="gr5" draw:text-style-name="P9" draw:layer="layout" svg:width="2.073cm" svg:height="3.405cm" svg:x="11.427cm" svg:y="16cm">
          <draw:text-box>
            <text:p><text:span text:style-name="T6">1</text:span></text:p>
          </draw:text-box>
        </draw:frame>
        <draw:frame draw:style-name="gr5" draw:text-style-name="P9" draw:layer="layout" svg:width="2.073cm" svg:height="3.405cm" svg:x="6cm" svg:y="14.5cm">
          <draw:text-box>
            <text:p><text:span text:style-name="T6">1</text:span></text:p>
          </draw:text-box>
        </draw:frame>
        <draw:frame draw:style-name="gr5" draw:text-style-name="P9" draw:layer="layout" svg:width="2.073cm" svg:height="3.405cm" svg:x="4cm" svg:y="8.595cm">
          <draw:text-box>
            <text:p><text:span text:style-name="T6">1</text:span></text:p>
          </draw:text-box>
        </draw:frame>
        <draw:custom-shape draw:style-name="gr4" draw:text-style-name="P1" xml:id="id34" draw:id="id34" draw:layer="layout" svg:width="2cm" svg:height="2cm" svg:x="17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7.707cm" svg:y1="9.207cm" svg:x2="18cm" svg:y2="13cm" draw:start-shape="id37" draw:start-glue-point="9" draw:end-shape="id34" draw:end-glue-point="4" svg:d="m17707 9207 293 3793">
          <text:p/>
        </draw:connector>
        <draw:frame draw:style-name="gr5" draw:text-style-name="P9" draw:layer="layout" svg:width="2.073cm" svg:height="3.405cm" svg:x="19.427cm" svg:y="12.095cm">
          <draw:text-box>
            <text:p><text:span text:style-name="T6">0</text:span></text:p>
          </draw:text-box>
        </draw:frame>
        <draw:frame draw:style-name="gr8" draw:text-style-name="P12" draw:layer="layout" svg:width="6.5cm" svg:height="4.685cm" svg:x="18cm" svg:y="15.501cm">
          <draw:text-box>
            <text:p><text:span text:style-name="T10">这只狼被看到了</text:span><text:span text:style-name="T10">n-1</text:span><text:span text:style-name="T10">次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vihree2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301cm" svg:y="0.619cm" presentation:class="title">
          <draw:text-box>
            <text:p>两只狼的情况</text:p>
          </draw:text-box>
        </draw:frame>
        <draw:custom-shape draw:style-name="gr3" draw:text-style-name="P1" xml:id="id38" draw:id="id38" draw:layer="layout" svg:width="2cm" svg:height="2cm" svg:x="10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9" draw:id="id39" draw:layer="layout" svg:width="2cm" svg:height="2cm" svg:x="16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2" draw:id="id42" draw:layer="layout" svg:width="2cm" svg:height="2cm" svg:x="13.5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1" draw:id="id41" draw:layer="layout" svg:width="2cm" svg:height="2cm" svg:x="8.5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0" draw:id="id40" draw:layer="layout" svg:width="2cm" svg:height="2cm" svg:x="6.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1.707cm" svg:y1="7.207cm" svg:x2="16.293cm" svg:y2="7.793cm" draw:start-shape="id38" draw:start-glue-point="9" draw:end-shape="id39" draw:end-glue-point="5" svg:d="m11707 7207 4586 586">
          <text:p/>
        </draw:connector>
        <draw:connector draw:style-name="gr6" draw:text-style-name="P1" draw:layer="layout" draw:type="line" svg:x1="8.5cm" svg:y1="10.5cm" svg:x2="16cm" svg:y2="8.5cm" draw:start-shape="id40" draw:start-glue-point="10" draw:end-shape="id39" draw:end-glue-point="6" svg:d="m8500 10500 7500-2000">
          <text:p/>
        </draw:connector>
        <draw:connector draw:style-name="gr6" draw:text-style-name="P1" draw:layer="layout" draw:type="line" svg:x1="10.5cm" svg:y1="15.5cm" svg:x2="16.293cm" svg:y2="9.207cm" draw:start-shape="id41" draw:start-glue-point="10" draw:end-shape="id39" draw:end-glue-point="7" svg:d="m10500 15500 5793-6293">
          <text:p/>
        </draw:connector>
        <draw:connector draw:style-name="gr6" draw:text-style-name="P1" draw:layer="layout" draw:type="line" svg:x1="14.5cm" svg:y1="17cm" svg:x2="17cm" svg:y2="9.5cm" draw:start-shape="id42" draw:start-glue-point="4" draw:end-shape="id39" draw:end-glue-point="8" svg:d="m14500 17000 2500-7500">
          <text:p/>
        </draw:connector>
        <draw:frame draw:style-name="gr5" draw:text-style-name="P9" draw:layer="layout" svg:width="2.073cm" svg:height="3.405cm" svg:x="7.427cm" svg:y="4.5cm">
          <draw:text-box>
            <text:p><text:span text:style-name="T6">2</text:span></text:p>
          </draw:text-box>
        </draw:frame>
        <draw:frame draw:style-name="gr5" draw:text-style-name="P9" draw:layer="layout" svg:width="2.073cm" svg:height="3.405cm" svg:x="19.5cm" svg:y="12.095cm">
          <draw:text-box>
            <text:p><text:span text:style-name="T6">1</text:span></text:p>
          </draw:text-box>
        </draw:frame>
        <draw:frame draw:style-name="gr5" draw:text-style-name="P9" draw:layer="layout" svg:width="2.073cm" svg:height="3.405cm" svg:x="11.427cm" svg:y="16cm">
          <draw:text-box>
            <text:p><text:span text:style-name="T6">2</text:span></text:p>
          </draw:text-box>
        </draw:frame>
        <draw:frame draw:style-name="gr5" draw:text-style-name="P9" draw:layer="layout" svg:width="2.073cm" svg:height="3.405cm" svg:x="6cm" svg:y="14.595cm">
          <draw:text-box>
            <text:p><text:span text:style-name="T6">2</text:span></text:p>
          </draw:text-box>
        </draw:frame>
        <draw:frame draw:style-name="gr5" draw:text-style-name="P9" draw:layer="layout" svg:width="2.073cm" svg:height="3.405cm" svg:x="4cm" svg:y="8.595cm">
          <draw:text-box>
            <text:p><text:span text:style-name="T6">2</text:span></text:p>
          </draw:text-box>
        </draw:frame>
        <draw:custom-shape draw:style-name="gr4" draw:text-style-name="P1" xml:id="id43" draw:id="id43" draw:layer="layout" svg:width="2cm" svg:height="2cm" svg:x="17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8cm" svg:y1="13cm" svg:x2="17.707cm" svg:y2="9.207cm" draw:start-shape="id43" draw:start-glue-point="4" draw:end-shape="id39" draw:end-glue-point="9" svg:d="m18000 13000-293-3793">
          <text:p/>
        </draw:connector>
        <draw:frame draw:style-name="gr5" draw:text-style-name="P9" draw:layer="layout" svg:width="2.073cm" svg:height="3.405cm" svg:x="18.927cm" svg:y="6.095cm">
          <draw:text-box>
            <text:p><text:span text:style-name="T6">1</text:span></text:p>
          </draw:text-box>
        </draw:frame>
        <draw:connector draw:style-name="gr6" draw:text-style-name="P1" draw:layer="layout" draw:type="line" svg:x1="11.707cm" svg:y1="7.207cm" svg:x2="18cm" svg:y2="13cm" draw:start-shape="id38" draw:start-glue-point="9" draw:end-shape="id43" draw:end-glue-point="4" svg:d="m11707 7207 6293 5793">
          <text:p/>
        </draw:connector>
        <draw:connector draw:style-name="gr6" draw:text-style-name="P1" draw:layer="layout" draw:type="line" svg:x1="8.5cm" svg:y1="10.5cm" svg:x2="17.293cm" svg:y2="13.293cm" draw:start-shape="id40" draw:start-glue-point="10" draw:end-shape="id43" draw:end-glue-point="5" svg:d="m8500 10500 8793 2793">
          <text:p/>
        </draw:connector>
        <draw:connector draw:style-name="gr6" draw:text-style-name="P1" draw:layer="layout" draw:type="line" svg:x1="10.5cm" svg:y1="15.5cm" svg:x2="17cm" svg:y2="14cm" draw:start-shape="id41" draw:start-glue-point="10" draw:end-shape="id43" draw:end-glue-point="6" svg:d="m10500 15500 6500-1500">
          <text:p/>
        </draw:connector>
        <draw:connector draw:style-name="gr6" draw:text-style-name="P1" draw:layer="layout" draw:type="line" svg:x1="14.5cm" svg:y1="17cm" svg:x2="17.293cm" svg:y2="14.707cm" draw:start-shape="id42" draw:start-glue-point="4" draw:end-shape="id43" draw:end-glue-point="7" svg:d="m14500 17000 2793-2293">
          <text:p/>
        </draw:connector>
        <draw:connector draw:style-name="gr6" draw:text-style-name="P1" draw:layer="layout" draw:type="line" svg:x1="18cm" svg:y1="8.5cm" svg:x2="18.707cm" svg:y2="13.293cm" draw:start-shape="id39" draw:start-glue-point="10" draw:end-shape="id43" draw:end-glue-point="11" svg:d="m18000 8500 707 4793">
          <text:p/>
        </draw:connector>
        <draw:frame draw:style-name="gr5" draw:text-style-name="P11" draw:layer="layout" svg:width="12.643cm" svg:height="1.826cm" svg:x="15.463cm" svg:y="16.174cm">
          <draw:text-box>
            <text:p><text:span text:style-name="T9">(n-1) + (n-1)=2(n-1)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vihree2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301cm" svg:y="0.619cm" presentation:class="title">
          <draw:text-box>
            <text:p>公式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1只狼 n-1</text:p>
              </text:list-item>
              <text:list-item>
                <text:p>2只狼 2(n-1)</text:p>
              </text:list-item>
              <text:list-item>
                <text:p>3只狼 3(n-1)</text:p>
              </text:list-item>
              <text:list-item>
                <text:p>所有看到的狼只数之和为真正狼只数的n-1倍<text:line-break/>(n为总人数)</text:p>
              </text:list-item>
              <text:list-item>
                <text:p>狼只数=所有看到的狼只数之和<text:span text:style-name="T11">/ (n - 1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vihree2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301cm" svg:y="0.619cm" presentation:class="title">
          <draw:text-box>
            <text:p>撒谎的情况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狼只数必须是整数</text:p>
              </text:list-item>
            </text:list>
            <text:list text:style-name="L3">
              <text:list-item>
                <text:p text:style-name="P13">每只小猫看到的狼只数不能大于小猫能看到的数量，就是不能大于n-1</text:p>
              </text:list-item>
              <text:list-item>
                <text:p text:style-name="P13">重视题目中的隐含条件（常识性的数学条件）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vihree2-title">
      <style:graphic-properties draw:fill-color="#ffffff" draw:auto-grow-height="false" fo:min-height="3.507cm"/>
    </style:style>
    <style:style style:name="Mpr2" style:family="presentation" style:parent-style-name="vihree2-outline1">
      <style:graphic-properties draw:fill-color="#ffffff" draw:auto-grow-height="false" fo:min-height="13.86cm"/>
    </style:style>
    <style:style style:name="Mpr3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4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5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start" fo:text-indent="0cm"/>
      <style:text-properties fo:color="#c5000b" fo:font-size="14pt" fo:font-weight="bold" style:font-size-asian="14pt" style:font-weight-asian="bold" style:font-size-complex="14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fo:language="zh" fo:country="CN" style:font-size-asian="14pt" style:language-asian="zh" style:country-asian="CN" style:font-size-complex="14pt" style:language-complex="zh" style:country-complex="CN"/>
    </style:style>
    <style:style style:name="MT3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4" style:family="text">
      <style:text-properties fo:color="#c5000b" fo:font-size="20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vihree2" style:page-layout-name="PM1" draw:style-name="Mdp1">
      <draw:frame presentation:style-name="Mpr1" draw:text-style-name="MP3" draw:layer="backgroundobjects" svg:width="25.199cm" svg:height="3.506cm" svg:x="1.301cm" svg:y="0.494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cm" svg:x="1.477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1cm" svg:x="9.625cm" svg:y="20cm" presentation:class="footer">
        <draw:text-box>
          <text:p text:style-name="MP13"><text:span text:style-name="MT3"><presentation:footer/></text:span></text:p>
        </draw:text-box>
      </draw:frame>
      <draw:frame presentation:style-name="Mpr3" draw:text-style-name="MP14" draw:layer="backgroundobjects" svg:width="1.5cm" svg:height="1cm" svg:x="25.5cm" svg:y="19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2">
        <draw:page-thumbnail presentation:style-name="vihree2-title" draw:layer="backgroundobjects" svg:width="14.848cm" svg:height="11.135cm" svg:x="3.07cm" svg:y="2.257cm" presentation:class="page"/>
        <draw:frame presentation:style-name="vihree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meta:creation-date>2011-04-21T22:55:58</meta:creation-date>
    <dc:language>fi-FI</dc:language>
    <meta:editing-cycles>19</meta:editing-cycles>
    <meta:editing-duration>PT2H41M47S</meta:editing-duration>
    <meta:initial-creator>Richard Ma</meta:initial-creator>
    <dc:date>2011-09-27T17:55:22</dc:date>
    <dc:creator>Richard Ma</dc:creator>
    <meta:document-statistic meta:object-count="198"/>
    <meta:user-defined meta:name="Info 1"/>
    <meta:user-defined meta:name="Info 2"/>
    <meta:user-defined meta:name="Info 3"/>
    <meta:user-defined meta:name="Info 4"/>
    <meta:template xlink:type="simple" xlink:actuate="onRequest" xlink:title="Green" xlink:href="../Green.otp" meta:date="2011-04-21T22:55:57"/>
  </office:meta>
</office:document-meta>
</file>